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p_id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-0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-90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-180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-270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-0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-90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-180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-270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-0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90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-180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-270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-0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90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-180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-270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90-1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-180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7T09:02:07.583000000</meta:creation-date>
    <dc:date>2023-04-17T09:23:28.872000000</dc:date>
    <meta:editing-duration>PT21M20S</meta:editing-duration>
    <meta:editing-cycles>3</meta:editing-cycles>
    <meta:generator>LibreOffice/7.3.5.2$Windows_X86_64 LibreOffice_project/184fe81b8c8c30d8b5082578aee2fed2ea847c01</meta:generator>
    <meta:document-statistic meta:table-count="1" meta:cell-count="57" meta:object-count="0"/>
  </office:meta>
</office:document-meta>
</file>